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206">
            <text:p>206</text:p>
          </table:table-cell>
          <table:table-cell/>
        </table:table-row>
        <table:table-row table:style-name="ro1">
          <table:table-cell table:formula="of:=[.A1]*3.3/1023" office:value-type="float" office:value="0.664516129032258">
            <text:p>0,664516129</text:p>
          </table:table-cell>
          <table:table-cell office:value-type="string">
            <text:p>Volt</text:p>
          </table:table-cell>
        </table:table-row>
        <table:table-row table:style-name="ro1">
          <table:table-cell table:formula="of:=[.A2]*10.93" office:value-type="float" office:value="7.26316129032258">
            <text:p>7,2631612903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4">14/02/2026</text:date>, <text:time>21:4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 d</meta:initial-creator>
    <meta:creation-date>2026-02-14T21:46:34.11</meta:creation-date>
    <dc:date>2026-02-14T21:49:29.32</dc:date>
    <dc:creator>d d</dc:creator>
    <meta:editing-duration>PT2M3S</meta:editing-duration>
    <meta:editing-cycles>2</meta:editing-cycles>
    <meta:generator>OpenOffice/4.1.9$Win32 OpenOffice.org_project/419m1$Build-9805</meta:generator>
    <meta:document-statistic meta:table-count="3" meta:cell-count="4" meta:object-count="0"/>
  </office:meta>
</office:document-meta>
</file>